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svg:stroke-color="#666666" draw:fill="none" draw:fill-color="#cfe7f5" draw:textarea-horizontal-align="justify" draw:textarea-vertical-align="middle" draw:auto-grow-height="false" fo:min-height="0cm" fo:min-width="0cm" draw:shadow="hidden" draw:shadow-offset-x="0.152cm" draw:shadow-offset-y="0.152cm" draw:shadow-color="#e6e6ff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color="#666666" fo:font-size="11pt" style:font-size-asian="11pt" style:font-size-complex="11pt"/>
    </style:style>
    <style:style style:name="P4" style:family="paragraph">
      <style:text-properties fo:color="#666666" style:font-name="Century Schoolbook L" fo:font-size="11pt" style:font-size-asian="11pt" style:font-size-complex="11pt"/>
    </style:style>
    <style:style style:name="T1" style:family="text">
      <style:text-properties fo:color="#355e00" style:font-name="Courier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ourier1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47ff" style:font-name="Courier1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666666" style:font-name="Century Schoolbook L" fo:font-size="11pt" style:font-size-asian="11pt" style:font-size-complex="11pt"/>
    </style:style>
    <style:style style:name="T5" style:family="text">
      <style:text-properties fo:color="#666666" style:font-name="Century Schoolbook L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666666" style:font-name="Courier1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cm" svg:height="0cm" svg:x="0.716cm" svg:y="6.337cm" svg:viewBox="0 0 0 0" draw:points="0,0">
          <text:p/>
        </draw:polygon>
        <draw:polygon draw:style-name="gr1" draw:text-style-name="P1" draw:layer="layout" svg:width="0cm" svg:height="0cm" svg:x="19.66cm" svg:y="20.681cm" svg:viewBox="0 0 0 0" draw:points="0,0">
          <text:p/>
        </draw:polygon>
        <draw:custom-shape draw:style-name="gr2" draw:text-style-name="P1" draw:layer="layout" svg:width="7.484cm" svg:height="2.794cm" svg:x="0.344cm" svg:y="0.386cm">
          <text:p text:style-name="P1"><text:span text:style-name="T1">&gt;&gt;&gt;</text:span><text:span text:style-name="T2"> </text:span><text:span text:style-name="T3">isinstance</text:span><text:span text:style-name="T2">(foo, object)</text:span></text:p>
          <text:p text:style-name="P2"><text:span text:style-name="T3">True</text:span></text:p>
          <text:p text:style-name="P2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6.611cm" svg:height="0.793cm" svg:x="0.889cm" svg:y="2.44cm">
          <draw:text-box>
            <text:p text:style-name="P3"><text:span text:style-name="T4">Always =&gt; everything's an </text:span><text:span text:style-name="T5">object</text:span></text:p>
          </draw:text-box>
        </draw:frame>
        <draw:custom-shape draw:style-name="gr2" draw:text-style-name="P1" draw:layer="layout" svg:width="7.484cm" svg:height="2.794cm" svg:x="8.345cm" svg:y="0.386cm">
          <text:p text:style-name="P2"><text:span text:style-name="T1"><text:s/></text:span><text:span text:style-name="T1">&gt;&gt;&gt;</text:span><text:span text:style-name="T2"> </text:span><text:span text:style-name="T3">isinstance</text:span><text:span text:style-name="T2">(Foo, type)</text:span></text:p>
          <text:p text:style-name="P2"><text:span text:style-name="T3"><text:s/></text:span><text:span text:style-name="T3">True</text:span></text:p>
          <text:p text:style-name="P2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03cm" svg:height="0.793cm" svg:x="10.49cm" svg:y="2.44cm">
          <draw:text-box>
            <text:p text:style-name="P3"><text:span text:style-name="T6">Foo</text:span><text:span text:style-name="T4"> is a </text:span><text:span text:style-name="T5">class</text:span></text:p>
          </draw:text-box>
        </draw:frame>
        <draw:custom-shape draw:style-name="gr2" draw:text-style-name="P1" draw:layer="layout" svg:width="7.484cm" svg:height="2.794cm" svg:x="16.346cm" svg:y="0.386cm">
          <text:p text:style-name="P2"><text:span text:style-name="T1"><text:s/></text:span><text:span text:style-name="T1">&gt;&gt;&gt;</text:span><text:span text:style-name="T2"> </text:span><text:span text:style-name="T3">issubclass</text:span><text:span text:style-name="T2">(Foo, type)</text:span></text:p>
          <text:p text:style-name="P2"><text:span text:style-name="T3"><text:s/></text:span><text:span text:style-name="T3">True</text:span></text:p>
          <text:p text:style-name="P2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4.033cm" svg:height="0.793cm" svg:x="18.291cm" svg:y="2.44cm">
          <draw:text-box>
            <text:p text:style-name="P3"><text:span text:style-name="T6">Foo</text:span><text:span text:style-name="T4"> is a </text:span><text:span text:style-name="T5">metacla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102cm" draw:shadow-offset-y="0.102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13cm" fo:page-height="3.5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uttu</meta:initial-creator>
    <meta:creation-date>2015-03-28T17:15:54.718047606</meta:creation-date>
    <dc:date>2015-04-13T14:45:15.586925366</dc:date>
    <dc:creator>Marco Buttu</dc:creator>
    <meta:editing-duration>PT3H28M39S</meta:editing-duration>
    <meta:editing-cycles>42</meta:editing-cycles>
    <meta:generator>LibreOffice/4.2.6.3$Linux_X86_64 LibreOffice_project/420m0$Build-3</meta:generator>
    <meta:document-statistic meta:object-count="8"/>
  </office:meta>
</office:document-meta>
</file>